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17mm"/>
    </style:style>
    <style:style style:name="Table2.B" style:family="table-column">
      <style:table-column-properties style:column-width="37.04mm"/>
    </style:style>
    <style:style style:name="Table2.D" style:family="table-column">
      <style:table-column-properties style:column-width="38.93mm"/>
    </style:style>
    <style:style style:name="Table2.E" style:family="table-column">
      <style:table-column-properties style:column-width="40.08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E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54.73mm" table:align="margins"/>
    </style:style>
    <style:style style:name="Table3.A" style:family="table-column">
      <style:table-column-properties style:column-width="54.73mm" style:rel-column-width="65535*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54.73mm" table:align="margins"/>
    </style:style>
    <style:style style:name="Table4.A" style:family="table-column">
      <style:table-column-properties style:column-width="54.73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54.73mm" table:align="margins"/>
    </style:style>
    <style:style style:name="Table5.A" style:family="table-column">
      <style:table-column-properties style:column-width="27.38mm" style:rel-column-width="32767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6" style:family="table">
      <style:table-properties style:width="54.73mm" table:align="margins"/>
    </style:style>
    <style:style style:name="Table6.A" style:family="table-column">
      <style:table-column-properties style:column-width="27.38mm" style:rel-column-width="32767*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7" style:family="table">
      <style:table-properties style:width="54.73mm" table:align="margins"/>
    </style:style>
    <style:style style:name="Table7.A" style:family="table-column">
      <style:table-column-properties style:column-width="27.38mm" style:rel-column-width="32767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8" style:family="table">
      <style:table-properties style:width="54.73mm" table:align="margins"/>
    </style:style>
    <style:style style:name="Table8.A" style:family="table-column">
      <style:table-column-properties style:column-width="54.73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4fe7" officeooo:paragraph-rsid="00134fe7"/>
    </style:style>
    <style:style style:name="P2" style:family="paragraph" style:parent-style-name="Standard">
      <style:text-properties officeooo:rsid="0014408d" officeooo:paragraph-rsid="0014408d"/>
    </style:style>
    <style:style style:name="P3" style:family="paragraph" style:parent-style-name="Table_20_Contents">
      <style:text-properties officeooo:rsid="0014408d" officeooo:paragraph-rsid="0014408d"/>
    </style:style>
    <style:style style:name="P4" style:family="paragraph" style:parent-style-name="Standard">
      <style:text-properties officeooo:rsid="0014408d" officeooo:paragraph-rsid="0014408d"/>
    </style:style>
    <style:style style:name="P5" style:family="paragraph" style:parent-style-name="Standard">
      <style:text-properties officeooo:rsid="0018ca25" officeooo:paragraph-rsid="0018ca25"/>
    </style:style>
    <style:style style:name="P6" style:family="paragraph" style:parent-style-name="Table_20_Contents">
      <style:text-properties officeooo:rsid="0018ca25" officeooo:paragraph-rsid="0018ca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" text:name="VALUE_1"/>
        <text:user-field-decl office:value-type="string" office:string-value="Preview Value As Text" text:name="VALUE_2"/>
        <text:user-field-decl office:value-type="string" office:string-value="0" text:name="VALUE_3"/>
        <text:user-field-decl office:value-type="string" office:string-value="IMAGE_REG" text:name="IMAGE_RED"/>
        <text:user-field-decl office:value-type="string" office:string-value="IMAGE_GREEN" text:name="IMAGE_GREEN"/>
        <text:user-field-decl office:value-type="string" office:string-value="IMAGE_BLUE" text:name="IMAGE_BLUE"/>
      </text:user-field-decls>
      <text:p text:style-name="P1">TEST CLASSIC PLACEHOLDERS</text:p>
      <text:p text:style-name="P1"/>
      <text:p text:style-name="P1">Als eigener Absatz:</text:p>
      <text:p text:style-name="P1"><text:user-field-get text:name="VALUE_1">0</text:user-field-get></text:p>
      <text:p text:style-name="P1"><text:user-field-get text:name="VALUE_2">Preview Value As Text</text:user-field-get></text:p>
      <text:p text:style-name="P1"><text:user-field-get text:name="VALUE_3">0</text:user-field-get></text:p>
      <text:p text:style-name="P1"/>
      <text:p text:style-name="P1">Innerhalb [<text:user-field-get text:name="VALUE_1">0</text:user-field-get>] des Textes [<text:user-field-get text:name="VALUE_2">Preview Value As Text</text:user-field-get>] eines Absatzes [<text:user-field-get text:name="VALUE_3">0</text:user-field-get>].</text:p>
      <text:p text:style-name="P1">Geht auch mit Bildern: </text:p>
      <text:p text:style-name="P1"/>
      <text:p text:style-name="P1">Oder durch normale (klassiche Platzhalter) Platzhalter:</text:p>
      <text:p text:style-name="P1"/>
      <text:p text:style-name="P1">Als eigener Absatz:<text:line-break/><text:placeholder text:placeholder-type="text">&lt;VALUE_1&gt;</text:placeholder></text:p>
      <text:p text:style-name="P1">Innerhalb [<text:placeholder text:placeholder-type="text">&lt;VALUE_1&gt;</text:placeholder>] des Textes [<text:placeholder text:placeholder-type="text">&lt;VALUE_2&gt;</text:placeholder>] eines Absatzes [<text:placeholder text:placeholder-type="text">&lt;VALUE_3&gt;</text:placeholder>].</text:p>
      <text:p text:style-name="P1">Geht auch mit Bildern: <text:placeholder text:placeholder-type="image">&lt;IMAGE_RED&gt;</text:placeholder></text:p>
      <text:p text:style-name="P1"/>
      <text:p text:style-name="P1">Mit unterschiedlichen Typdefinitionen:</text:p>
      <text:p text:style-name="P1"><text:placeholder text:placeholder-type="table">&lt;VALUE_1&gt;</text:placeholder></text:p>
      <text:p text:style-name="P1"><text:placeholder text:placeholder-type="text-box">&lt;VALUE_2&gt;</text:placeholder></text:p>
      <text:p text:style-name="P1"><text:placeholder text:placeholder-type="image">&lt;VALUE_3&gt;</text:placeholder></text:p>
      <text:p text:style-name="P1"><text:placeholder text:placeholder-type="object">&lt;VALUE_3&gt;</text:placeholder></text:p>
      <text:p text:style-name="P1"/>
      <text:p text:style-name="P2">In Tabellen:</text:p>
      <text:p text:style-name="P2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Text<text:line-break/>(User-Definied-Field)</text:p>
          </table:table-cell>
          <table:table-cell table:style-name="Table2.A1" office:value-type="string">
            <text:p text:style-name="P3">Text<text:line-break/>(Placeholder)</text:p>
          </table:table-cell>
          <table:table-cell table:style-name="Table2.A1" office:value-type="string">
            <text:p text:style-name="P3">Bild<text:line-break/>(User-Definied-Field)</text:p>
          </table:table-cell>
          <table:table-cell table:style-name="Table2.E1" office:value-type="string">
            <text:p text:style-name="P3">Bild<text:line-break/>(Placeholder)</text:p>
          </table:table-cell>
        </table:table-row>
        <table:table-row>
          <table:table-cell table:style-name="Table2.A2" office:value-type="string">
            <text:p text:style-name="P3">Wert 1</text:p>
          </table:table-cell>
          <table:table-cell table:style-name="Table2.A2" office:value-type="string">
            <text:p text:style-name="Table_20_Contents"><text:user-field-get text:name="VALUE_1">0</text:user-field-get></text:p>
          </table:table-cell>
          <table:table-cell table:style-name="Table2.A2" office:value-type="string">
            <text:p text:style-name="Table_20_Contents"><text:placeholder text:placeholder-type="text">&lt;VALUE_1&gt;</text:placeholder></text:p>
          </table:table-cell>
          <table:table-cell table:style-name="Table2.A2" office:value-type="string">
            <text:p text:style-name="Table_20_Contents"><text:user-field-get text:name="IMAGE_RED">IMAGE_REG</text:user-field-get></text:p>
          </table:table-cell>
          <table:table-cell table:style-name="Table2.E2" office:value-type="string">
            <text:p text:style-name="Table_20_Contents"><text:placeholder text:placeholder-type="text">&lt;IMAGE_RED&gt;</text:placeholder></text:p>
          </table:table-cell>
        </table:table-row>
        <table:table-row>
          <table:table-cell table:style-name="Table2.A2" office:value-type="string">
            <text:p text:style-name="P3">Wert 2</text:p>
          </table:table-cell>
          <table:table-cell table:style-name="Table2.A2" office:value-type="string">
            <text:p text:style-name="Table_20_Contents"><text:user-field-get text:name="VALUE_2">Preview Value As Text</text:user-field-get></text:p>
          </table:table-cell>
          <table:table-cell table:style-name="Table2.A2" office:value-type="string">
            <text:p text:style-name="Table_20_Contents"><text:placeholder text:placeholder-type="text">&lt;VALUE_2&gt;</text:placeholder></text:p>
          </table:table-cell>
          <table:table-cell table:style-name="Table2.A2" office:value-type="string">
            <text:p text:style-name="Table_20_Contents"><text:user-field-get text:name="IMAGE_GREEN">IMAGE_GREEN</text:user-field-get></text:p>
          </table:table-cell>
          <table:table-cell table:style-name="Table2.E2" office:value-type="string">
            <text:p text:style-name="Table_20_Contents"><text:placeholder text:placeholder-type="text">&lt;IMAGE_GREEN&gt;</text:placeholder></text:p>
          </table:table-cell>
        </table:table-row>
        <table:table-row>
          <table:table-cell table:style-name="Table2.A2" office:value-type="string">
            <text:p text:style-name="P3">Wert 3</text:p>
          </table:table-cell>
          <table:table-cell table:style-name="Table2.A2" office:value-type="string">
            <text:p text:style-name="Table_20_Contents"><text:user-field-get text:name="VALUE_3">0</text:user-field-get></text:p>
          </table:table-cell>
          <table:table-cell table:style-name="Table2.A2" office:value-type="string">
            <text:p text:style-name="Table_20_Contents"><text:placeholder text:placeholder-type="text">&lt;VALUE_3&gt;</text:placeholder></text:p>
          </table:table-cell>
          <table:table-cell table:style-name="Table2.A2" office:value-type="string">
            <text:p text:style-name="Table_20_Contents"><text:user-field-get text:name="IMAGE_BLUE">IMAGE_BLUE</text:user-field-get></text:p>
          </table:table-cell>
          <table:table-cell table:style-name="Table2.E2" office:value-type="string">
            <text:p text:style-name="Table_20_Contents"><text:placeholder text:placeholder-type="text">&lt;IMAGE_BLUE&gt;</text:placeholder></text:p>
          </table:table-cell>
        </table:table-row>
      </table:table>
      <text:p text:style-name="P2"/>
      <text:p text:style-name="P5">In Tabeller einer Tabelle: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Text Placeholders</text:p>
          </table:table-cell>
          <table:table-cell table:style-name="Table1.C1" office:value-type="string">
            <text:p text:style-name="P6">Image Placeholders</text:p>
          </table:table-cell>
        </table:table-row>
        <table:table-row>
          <table:table-cell table:style-name="Table1.A2" office:value-type="string">
            <text:p text:style-name="P6">Wert 1</text:p>
          </table:table-cell>
          <table:table-cell table:style-name="Table1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Table_20_Contents"><text:user-field-get text:name="VALUE_1">0</text:user-field-get></text:p>
                </table:table-cell>
              </table:table-row>
              <table:table-row>
                <table:table-cell table:style-name="Table3.A2" office:value-type="string">
                  <text:p text:style-name="Table_20_Contents"><text:placeholder text:placeholder-type="text">&lt;VALUE_1&gt;</text:placeholder>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<text:user-field-get text:name="IMAGE_RED">IMAGE_REG</text:user-field-get></text:p>
                </table:table-cell>
              </table:table-row>
              <table:table-row>
                <table:table-cell table:style-name="Table4.A2" office:value-type="string">
                  <text:p text:style-name="Table_20_Contents"><text:placeholder text:placeholder-type="image">&lt;IMAGE_RED&gt;</text:placeholder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6">Wert 2</text:p>
          </table:table-cell>
          <table:table-cell table:style-name="Table1.A2" office:value-type="string">
            <table:table table:name="Table5" table:style-name="Table5">
              <table:table-column table:style-name="Table5.A" table:number-columns-repeated="2"/>
              <table:table-row>
                <table:table-cell table:style-name="Table5.A1" office:value-type="string">
                  <text:p text:style-name="Table_20_Contents"><text:user-field-get text:name="VALUE_2">Preview Value As Text</text:user-field-get></text:p>
                </table:table-cell>
                <table:table-cell table:style-name="Table5.B1" office:value-type="string">
                  <text:p text:style-name="Table_20_Contents"><text:placeholder text:placeholder-type="text">&lt;VALUE_2&gt;</text:placeholder>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able:table table:name="Table6" table:style-name="Table6">
              <table:table-column table:style-name="Table6.A" table:number-columns-repeated="2"/>
              <table:table-row>
                <table:table-cell table:style-name="Table6.A1" office:value-type="string">
                  <text:p text:style-name="Table_20_Contents"><text:user-field-get text:name="IMAGE_GREEN">IMAGE_GREEN</text:user-field-get></text:p>
                </table:table-cell>
                <table:table-cell table:style-name="Table6.B1" office:value-type="string">
                  <text:p text:style-name="Table_20_Contents"><text:placeholder text:placeholder-type="image">&lt;IMAGE_GREEN&gt;</text:placeholder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6">Wert 3</text:p>
          </table:table-cell>
          <table:table-cell table:style-name="Table1.A2" office:value-type="string">
            <text:p text:style-name="Table_20_Contents"/>
            <table:table table:name="Table7" table:style-name="Table7">
              <table:table-column table:style-name="Table7.A" table:number-columns-repeated="2"/>
              <table:table-row>
                <table:table-cell table:style-name="Table7.A1" office:value-type="string">
                  <text:p text:style-name="Table_20_Contents"><text:user-field-get text:name="VALUE_3">0</text:user-field-get></text:p>
                </table:table-cell>
                <table:table-cell table:style-name="Table7.B1" office:value-type="string">
                  <text:p text:style-name="Table_20_Contents"><text:placeholder text:placeholder-type="text">&lt;VALUE_3&gt;</text:placeholder></text:p>
                </table:table-cell>
              </table:table-row>
            </table:table>
            <text:p text:style-name="Table_20_Contents"/>
            <text:p text:style-name="Table_20_Contents"/>
          </table:table-cell>
          <table:table-cell table:style-name="Table1.C2" office:value-type="string">
            <text:p text:style-name="Table_20_Contents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Table_20_Contents"><text:user-field-get text:name="IMAGE_BLUE">IMAGE_BLUE</text:user-field-get></text:p>
                </table:table-cell>
              </table:table-row>
              <table:table-row>
                <table:table-cell table:style-name="Table8.A2" office:value-type="string">
                  <text:p text:style-name="Table_20_Contents"><text:placeholder text:placeholder-type="image">&lt;IMAGE_BLUE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5:57:14.701000000</meta:creation-date>
    <meta:editing-duration>PT5M35S</meta:editing-duration>
    <meta:editing-cycles>2</meta:editing-cycles>
    <meta:generator>LibreOffice/6.3.2.2$Windows_X86_64 LibreOffice_project/98b30e735bda24bc04ab42594c85f7fd8be07b9c</meta:generator>
    <dc:date>2020-03-06T16:02:49.203000000</dc:date>
    <meta:document-statistic meta:table-count="8" meta:image-count="0" meta:object-count="0" meta:page-count="1" meta:paragraph-count="54" meta:word-count="117" meta:character-count="851" meta:non-whitespace-character-count="787"/>
  </office:meta>
</office:document-meta>
</file>